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31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24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914cm" fo:break-before="page"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16">
            <text:p>216</text:p>
          </table:table-cell>
          <table:table-cell table:style-name="ce16" table:formula="of:=COUNTA([.D2:.G61])" office:value-type="float" office:value="24">
            <text:p>2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
            <text:p>10,00%</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7">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4">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4">14-06-2009</text:date>, <text:time>18:0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4T18:08:31</dc:date>
    <meta:editing-duration>PT05H45M33S</meta:editing-duration>
    <meta:editing-cycles>33</meta:editing-cycles>
    <dc:creator>nuno pinheiro</dc:creator>
    <meta:document-statistic meta:table-count="3" meta:cell-count="281" meta:object-count="0"/>
    <meta:user-defined meta:name="Info 1"/>
    <meta:user-defined meta:name="Info 2"/>
    <meta:user-defined meta:name="Info 3"/>
    <meta:user-defined meta:name="Info 4"/>
  </office:meta>
</office:document-meta>
</file>